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2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Default" office:value-type="string" calcext:value-type="string">
            <text:p>Prob. To see more than X successes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uccesses</text:p>
          </table:table-cell>
          <table:table-cell office:value-type="string" calcext:value-type="string">
            <text:p>Sample Size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table:formula="of:=[.G2]*2" office:value-type="float" office:value="20000" calcext:value-type="float">
            <text:p>20000</text:p>
          </table:table-cell>
          <table:table-cell/>
          <table:table-cell table:number-columns-repeated="5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6000" calcext:value-type="float">
            <text:p>6000</text:p>
          </table:table-cell>
          <table:table-cell table:formula="of:=([.B3]*[.B6]^2*[.B8]*[.B9])/(([.B5]^2*([.B3]-1)+[.B6]^2*[.B8]*[.B9]))" office:value-type="float" office:value="487.299660342795" calcext:value-type="float">
            <text:p>487.299660342795</text:p>
          </table:table-cell>
          <table:table-cell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 in Pop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HYPGEOM.DIST([.$E4];[.$F4];[.G$2];[.$B$3]; 1)" office:value-type="string" office:string-value="" calcext:value-type="error">
            <text:p>Err:502</text:p>
          </table:table-cell>
          <table:table-cell table:formula="of:=COM.MICROSOFT.HYPGEOM.DIST([.$E4];[.$F4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4];[.J$2];[.$B$3]; 1)" office:value-type="string" office:string-value="" calcext:value-type="error">
            <text:p>Err:502</text:p>
          </table:table-cell>
          <table:table-cell table:formula="of:=COM.MICROSOFT.HYPGEOM.DIST([.K$3];[.$F4];[.K$2];[.$B$3]; 1)" office:value-type="string" office:string-value="" calcext:value-type="error">
            <text:p>Err:502</text:p>
          </table:table-cell>
          <table:table-cell table:formula="of:=COM.MICROSOFT.HYPGEOM.DIST([.L$3];[.$F4];[.L$2];[.$B$3]; 1)" office:value-type="string" office:string-value="" calcext:value-type="error">
            <text:p>Err:502</text:p>
          </table:table-cell>
          <table:table-cell table:formula="of:=COM.MICROSOFT.HYPGEOM.DIST([.M$3];[.$F4];[.M$2];[.$B$3]; 1)" office:value-type="string" office:string-value="" calcext:value-type="error">
            <text:p>Err:502</text:p>
          </table:table-cell>
          <table:table-cell table:formula="of:=COM.MICROSOFT.HYPGEOM.DIST([.N$3];[.$F4];[.N$2];[.$B$3]; 1)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HYPGEOM.DIST([.$E5];[.$F5];[.G$2];[.$B$3]; 1)" office:value-type="string" office:string-value="" calcext:value-type="error">
            <text:p>Err:502</text:p>
          </table:table-cell>
          <table:table-cell table:formula="of:=COM.MICROSOFT.HYPGEOM.DIST([.$E5];[.$F5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5];[.G$2];[.$B$3]; 1)" office:value-type="string" office:string-value="" calcext:value-type="error">
            <text:p>Err:502</text:p>
          </table:table-cell>
          <table:table-cell table:formula="of:=COM.MICROSOFT.HYPGEOM.DIST([.K$3];[.$F5];[.K$2];[.$B$3]; 1)" office:value-type="string" office:string-value="" calcext:value-type="error">
            <text:p>Err:502</text:p>
          </table:table-cell>
          <table:table-cell table:formula="of:=COM.MICROSOFT.HYPGEOM.DIST([.L$3];[.$F5];[.L$2];[.$B$3]; 1)" office:value-type="string" office:string-value="" calcext:value-type="error">
            <text:p>Err:502</text:p>
          </table:table-cell>
          <table:table-cell table:formula="of:=COM.MICROSOFT.HYPGEOM.DIST([.M$3];[.$F5];[.M$2];[.$B$3]; 1)" office:value-type="string" office:string-value="" calcext:value-type="error">
            <text:p>Err:502</text:p>
          </table:table-cell>
          <table:table-cell table:formula="of:=COM.MICROSOFT.HYPGEOM.DIST([.N$3];[.$F5];[.N$2];[.$B$3]; 1)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COM.MICROSOFT.NORM.INV(0.95;0;1)" office:value-type="float" office:value="1.64485362695147" calcext:value-type="float">
            <text:p>1.644853626951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HYPGEOM.DIST([.$E6];[.$F6];[.G$2];[.$B$3]; 1)" office:value-type="string" office:string-value="" calcext:value-type="error">
            <text:p>Err:502</text:p>
          </table:table-cell>
          <table:table-cell table:formula="of:=COM.MICROSOFT.HYPGEOM.DIST([.$E6];[.$F6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6];[.G$2];[.$B$3]; 1)" office:value-type="string" office:string-value="" calcext:value-type="error">
            <text:p>Err:502</text:p>
          </table:table-cell>
          <table:table-cell table:formula="of:=COM.MICROSOFT.HYPGEOM.DIST([.K$3];[.$F6];[.K$2];[.$B$3]; 1)" office:value-type="string" office:string-value="" calcext:value-type="error">
            <text:p>Err:502</text:p>
          </table:table-cell>
          <table:table-cell table:formula="of:=COM.MICROSOFT.HYPGEOM.DIST([.L$3];[.$F6];[.L$2];[.$B$3]; 1)" office:value-type="string" office:string-value="" calcext:value-type="error">
            <text:p>Err:502</text:p>
          </table:table-cell>
          <table:table-cell table:formula="of:=COM.MICROSOFT.HYPGEOM.DIST([.M$3];[.$F6];[.M$2];[.$B$3]; 1)" office:value-type="string" office:string-value="" calcext:value-type="error">
            <text:p>Err:502</text:p>
          </table:table-cell>
          <table:table-cell table:formula="of:=COM.MICROSOFT.HYPGEOM.DIST([.N$3];[.$F6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COM.MICROSOFT.HYPGEOM.DIST([.$E7];[.$F7];[.G$2];[.$B$3]; 1)" office:value-type="string" office:string-value="" calcext:value-type="error">
            <text:p>Err:502</text:p>
          </table:table-cell>
          <table:table-cell table:formula="of:=COM.MICROSOFT.HYPGEOM.DIST([.$E7];[.$F7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7];[.G$2];[.$B$3]; 1)" office:value-type="string" office:string-value="" calcext:value-type="error">
            <text:p>Err:502</text:p>
          </table:table-cell>
          <table:table-cell table:formula="of:=COM.MICROSOFT.HYPGEOM.DIST([.K$3];[.$F7];[.K$2];[.$B$3]; 1)" office:value-type="string" office:string-value="" calcext:value-type="error">
            <text:p>Err:502</text:p>
          </table:table-cell>
          <table:table-cell table:formula="of:=COM.MICROSOFT.HYPGEOM.DIST([.L$3];[.$F7];[.L$2];[.$B$3]; 1)" office:value-type="string" office:string-value="" calcext:value-type="error">
            <text:p>Err:502</text:p>
          </table:table-cell>
          <table:table-cell table:formula="of:=COM.MICROSOFT.HYPGEOM.DIST([.M$3];[.$F7];[.M$2];[.$B$3]; 1)" office:value-type="string" office:string-value="" calcext:value-type="error">
            <text:p>Err:502</text:p>
          </table:table-cell>
          <table:table-cell table:formula="of:=COM.MICROSOFT.HYPGEOM.DIST([.N$3];[.$F7];[.N$2];[.$B$3]; 1)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4]/[.B3]"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HYPGEOM.DIST([.$E8];[.$F8];[.G$2];[.$B$3]; 1)" office:value-type="string" office:string-value="" calcext:value-type="error">
            <text:p>Err:502</text:p>
          </table:table-cell>
          <table:table-cell table:formula="of:=COM.MICROSOFT.HYPGEOM.DIST([.$E8];[.$F8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8];[.G$2];[.$B$3]; 1)" office:value-type="string" office:string-value="" calcext:value-type="error">
            <text:p>Err:502</text:p>
          </table:table-cell>
          <table:table-cell table:formula="of:=COM.MICROSOFT.HYPGEOM.DIST([.K$3];[.$F8];[.K$2];[.$B$3]; 1)" office:value-type="string" office:string-value="" calcext:value-type="error">
            <text:p>Err:502</text:p>
          </table:table-cell>
          <table:table-cell table:formula="of:=COM.MICROSOFT.HYPGEOM.DIST([.L$3];[.$F8];[.L$2];[.$B$3]; 1)" office:value-type="string" office:string-value="" calcext:value-type="error">
            <text:p>Err:502</text:p>
          </table:table-cell>
          <table:table-cell table:formula="of:=COM.MICROSOFT.HYPGEOM.DIST([.M$3];[.$F8];[.M$2];[.$B$3]; 1)" office:value-type="string" office:string-value="" calcext:value-type="error">
            <text:p>Err:502</text:p>
          </table:table-cell>
          <table:table-cell table:formula="of:=COM.MICROSOFT.HYPGEOM.DIST([.N$3];[.$F8];[.N$2];[.$B$3]; 1)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formula="of:=1-[.B8]" office:value-type="float" office:value="0.98" calcext:value-type="float">
            <text:p>0.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COM.MICROSOFT.HYPGEOM.DIST([.$E9];[.$F9];[.G$2];[.$B$3]; 1)" office:value-type="string" office:string-value="" calcext:value-type="error">
            <text:p>Err:502</text:p>
          </table:table-cell>
          <table:table-cell table:formula="of:=COM.MICROSOFT.HYPGEOM.DIST([.$E9];[.$F9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9];[.G$2];[.$B$3]; 1)" office:value-type="string" office:string-value="" calcext:value-type="error">
            <text:p>Err:502</text:p>
          </table:table-cell>
          <table:table-cell table:formula="of:=COM.MICROSOFT.HYPGEOM.DIST([.K$3];[.$F9];[.K$2];[.$B$3]; 1)" office:value-type="string" office:string-value="" calcext:value-type="error">
            <text:p>Err:502</text:p>
          </table:table-cell>
          <table:table-cell table:formula="of:=COM.MICROSOFT.HYPGEOM.DIST([.L$3];[.$F9];[.L$2];[.$B$3]; 1)" office:value-type="string" office:string-value="" calcext:value-type="error">
            <text:p>Err:502</text:p>
          </table:table-cell>
          <table:table-cell table:formula="of:=COM.MICROSOFT.HYPGEOM.DIST([.M$3];[.$F9];[.M$2];[.$B$3]; 1)" office:value-type="string" office:string-value="" calcext:value-type="error">
            <text:p>Err:502</text:p>
          </table:table-cell>
          <table:table-cell table:formula="of:=COM.MICROSOFT.HYPGEOM.DIST([.N$3];[.$F9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HYPGEOM.DIST([.$E10];[.$F10];[.G$2];[.$B$3]; 1)" office:value-type="string" office:string-value="" calcext:value-type="error">
            <text:p>Err:502</text:p>
          </table:table-cell>
          <table:table-cell table:formula="of:=COM.MICROSOFT.HYPGEOM.DIST([.$E10];[.$F10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10];[.G$2];[.$B$3]; 1)" office:value-type="string" office:string-value="" calcext:value-type="error">
            <text:p>Err:502</text:p>
          </table:table-cell>
          <table:table-cell table:formula="of:=COM.MICROSOFT.HYPGEOM.DIST([.K$3];[.$F10];[.K$2];[.$B$3]; 1)" office:value-type="string" office:string-value="" calcext:value-type="error">
            <text:p>Err:502</text:p>
          </table:table-cell>
          <table:table-cell table:formula="of:=COM.MICROSOFT.HYPGEOM.DIST([.L$3];[.$F10];[.L$2];[.$B$3]; 1)" office:value-type="string" office:string-value="" calcext:value-type="error">
            <text:p>Err:502</text:p>
          </table:table-cell>
          <table:table-cell table:formula="of:=COM.MICROSOFT.HYPGEOM.DIST([.M$3];[.$F10];[.M$2];[.$B$3]; 1)" office:value-type="string" office:string-value="" calcext:value-type="error">
            <text:p>Err:502</text:p>
          </table:table-cell>
          <table:table-cell table:formula="of:=COM.MICROSOFT.HYPGEOM.DIST([.N$3];[.$F10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COM.MICROSOFT.HYPGEOM.DIST([.$E11];[.$F11];[.G$2];[.$B$3]; 1)" office:value-type="string" office:string-value="" calcext:value-type="error">
            <text:p>Err:502</text:p>
          </table:table-cell>
          <table:table-cell table:formula="of:=COM.MICROSOFT.HYPGEOM.DIST([.$E11];[.$F11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11];[.G$2];[.$B$3]; 1)" office:value-type="string" office:string-value="" calcext:value-type="error">
            <text:p>Err:502</text:p>
          </table:table-cell>
          <table:table-cell table:formula="of:=COM.MICROSOFT.HYPGEOM.DIST([.K$3];[.$F11];[.K$2];[.$B$3]; 1)" office:value-type="string" office:string-value="" calcext:value-type="error">
            <text:p>Err:502</text:p>
          </table:table-cell>
          <table:table-cell table:formula="of:=COM.MICROSOFT.HYPGEOM.DIST([.L$3];[.$F11];[.L$2];[.$B$3]; 1)" office:value-type="string" office:string-value="" calcext:value-type="error">
            <text:p>Err:502</text:p>
          </table:table-cell>
          <table:table-cell table:formula="of:=COM.MICROSOFT.HYPGEOM.DIST([.M$3];[.$F11];[.M$2];[.$B$3]; 1)" office:value-type="string" office:string-value="" calcext:value-type="error">
            <text:p>Err:502</text:p>
          </table:table-cell>
          <table:table-cell table:formula="of:=COM.MICROSOFT.HYPGEOM.DIST([.N$3];[.$F11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COM.MICROSOFT.HYPGEOM.DIST([.$E12];[.$F12];[.G$2];[.$B$3]; 1)" office:value-type="string" office:string-value="" calcext:value-type="error">
            <text:p>Err:502</text:p>
          </table:table-cell>
          <table:table-cell table:formula="of:=COM.MICROSOFT.HYPGEOM.DIST([.$E12];[.$F12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12];[.G$2];[.$B$3]; 1)" office:value-type="string" office:string-value="" calcext:value-type="error">
            <text:p>Err:502</text:p>
          </table:table-cell>
          <table:table-cell table:formula="of:=COM.MICROSOFT.HYPGEOM.DIST([.K$3];[.$F12];[.K$2];[.$B$3]; 1)" office:value-type="string" office:string-value="" calcext:value-type="error">
            <text:p>Err:502</text:p>
          </table:table-cell>
          <table:table-cell table:formula="of:=COM.MICROSOFT.HYPGEOM.DIST([.L$3];[.$F12];[.L$2];[.$B$3]; 1)" office:value-type="string" office:string-value="" calcext:value-type="error">
            <text:p>Err:502</text:p>
          </table:table-cell>
          <table:table-cell table:formula="of:=COM.MICROSOFT.HYPGEOM.DIST([.M$3];[.$F12];[.M$2];[.$B$3]; 1)" office:value-type="string" office:string-value="" calcext:value-type="error">
            <text:p>Err:502</text:p>
          </table:table-cell>
          <table:table-cell table:formula="of:=COM.MICROSOFT.HYPGEOM.DIST([.N$3];[.$F12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HYPGEOM.DIST([.$E13];[.$F13];[.G$2];[.$B$3]; 1)" office:value-type="string" office:string-value="" calcext:value-type="error">
            <text:p>Err:502</text:p>
          </table:table-cell>
          <table:table-cell table:formula="of:=COM.MICROSOFT.HYPGEOM.DIST([.$E13];[.$F13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13];[.G$2];[.$B$3]; 1)" office:value-type="string" office:string-value="" calcext:value-type="error">
            <text:p>Err:502</text:p>
          </table:table-cell>
          <table:table-cell table:formula="of:=COM.MICROSOFT.HYPGEOM.DIST([.K$3];[.$F13];[.K$2];[.$B$3]; 1)" office:value-type="string" office:string-value="" calcext:value-type="error">
            <text:p>Err:502</text:p>
          </table:table-cell>
          <table:table-cell table:formula="of:=COM.MICROSOFT.HYPGEOM.DIST([.L$3];[.$F13];[.L$2];[.$B$3]; 1)" office:value-type="string" office:string-value="" calcext:value-type="error">
            <text:p>Err:502</text:p>
          </table:table-cell>
          <table:table-cell table:formula="of:=COM.MICROSOFT.HYPGEOM.DIST([.M$3];[.$F13];[.M$2];[.$B$3]; 1)" office:value-type="string" office:string-value="" calcext:value-type="error">
            <text:p>Err:502</text:p>
          </table:table-cell>
          <table:table-cell table:formula="of:=COM.MICROSOFT.HYPGEOM.DIST([.N$3];[.$F13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HYPGEOM.DIST([.$E14];[.$F14];[.G$2];[.$B$3]; 1)" office:value-type="string" office:string-value="" calcext:value-type="error">
            <text:p>Err:502</text:p>
          </table:table-cell>
          <table:table-cell table:formula="of:=COM.MICROSOFT.HYPGEOM.DIST([.$E14];[.$F14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14];[.G$2];[.$B$3]; 1)" office:value-type="string" office:string-value="" calcext:value-type="error">
            <text:p>Err:502</text:p>
          </table:table-cell>
          <table:table-cell table:formula="of:=COM.MICROSOFT.HYPGEOM.DIST([.K$3];[.$F14];[.K$2];[.$B$3]; 1)" office:value-type="string" office:string-value="" calcext:value-type="error">
            <text:p>Err:502</text:p>
          </table:table-cell>
          <table:table-cell table:formula="of:=COM.MICROSOFT.HYPGEOM.DIST([.L$3];[.$F14];[.L$2];[.$B$3]; 1)" office:value-type="string" office:string-value="" calcext:value-type="error">
            <text:p>Err:502</text:p>
          </table:table-cell>
          <table:table-cell table:formula="of:=COM.MICROSOFT.HYPGEOM.DIST([.M$3];[.$F14];[.M$2];[.$B$3]; 1)" office:value-type="string" office:string-value="" calcext:value-type="error">
            <text:p>Err:502</text:p>
          </table:table-cell>
          <table:table-cell table:formula="of:=COM.MICROSOFT.HYPGEOM.DIST([.N$3];[.$F14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formula="of:=COM.MICROSOFT.HYPGEOM.DIST([.$E15];[.$F15];[.G$2];[.$B$3]; 1)" office:value-type="string" office:string-value="" calcext:value-type="error">
            <text:p>Err:502</text:p>
          </table:table-cell>
          <table:table-cell table:formula="of:=COM.MICROSOFT.HYPGEOM.DIST([.$E15];[.$F15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15];[.G$2];[.$B$3]; 1)" office:value-type="string" office:string-value="" calcext:value-type="error">
            <text:p>Err:502</text:p>
          </table:table-cell>
          <table:table-cell table:formula="of:=COM.MICROSOFT.HYPGEOM.DIST([.K$3];[.$F15];[.K$2];[.$B$3]; 1)" office:value-type="string" office:string-value="" calcext:value-type="error">
            <text:p>Err:502</text:p>
          </table:table-cell>
          <table:table-cell table:formula="of:=COM.MICROSOFT.HYPGEOM.DIST([.L$3];[.$F15];[.L$2];[.$B$3]; 1)" office:value-type="string" office:string-value="" calcext:value-type="error">
            <text:p>Err:502</text:p>
          </table:table-cell>
          <table:table-cell table:formula="of:=COM.MICROSOFT.HYPGEOM.DIST([.M$3];[.$F15];[.M$2];[.$B$3]; 1)" office:value-type="string" office:string-value="" calcext:value-type="error">
            <text:p>Err:502</text:p>
          </table:table-cell>
          <table:table-cell table:formula="of:=COM.MICROSOFT.HYPGEOM.DIST([.N$3];[.$F15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HYPGEOM.DIST([.$E16];[.$F16];[.G$2];[.$B$3]; 1)" office:value-type="string" office:string-value="" calcext:value-type="error">
            <text:p>Err:502</text:p>
          </table:table-cell>
          <table:table-cell table:formula="of:=COM.MICROSOFT.HYPGEOM.DIST([.$E16];[.$F16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16];[.G$2];[.$B$3]; 1)" office:value-type="string" office:string-value="" calcext:value-type="error">
            <text:p>Err:502</text:p>
          </table:table-cell>
          <table:table-cell table:formula="of:=COM.MICROSOFT.HYPGEOM.DIST([.K$3];[.$F16];[.K$2];[.$B$3]; 1)" office:value-type="string" office:string-value="" calcext:value-type="error">
            <text:p>Err:502</text:p>
          </table:table-cell>
          <table:table-cell table:formula="of:=COM.MICROSOFT.HYPGEOM.DIST([.L$3];[.$F16];[.L$2];[.$B$3]; 1)" office:value-type="string" office:string-value="" calcext:value-type="error">
            <text:p>Err:502</text:p>
          </table:table-cell>
          <table:table-cell table:formula="of:=COM.MICROSOFT.HYPGEOM.DIST([.M$3];[.$F16];[.M$2];[.$B$3]; 1)" office:value-type="string" office:string-value="" calcext:value-type="error">
            <text:p>Err:502</text:p>
          </table:table-cell>
          <table:table-cell table:formula="of:=COM.MICROSOFT.HYPGEOM.DIST([.N$3];[.$F16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COM.MICROSOFT.HYPGEOM.DIST([.$E17];[.$F17];[.G$2];[.$B$3]; 1)" office:value-type="string" office:string-value="" calcext:value-type="error">
            <text:p>Err:502</text:p>
          </table:table-cell>
          <table:table-cell table:formula="of:=COM.MICROSOFT.HYPGEOM.DIST([.$E17];[.$F17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17];[.G$2];[.$B$3]; 1)" office:value-type="string" office:string-value="" calcext:value-type="error">
            <text:p>Err:502</text:p>
          </table:table-cell>
          <table:table-cell table:formula="of:=COM.MICROSOFT.HYPGEOM.DIST([.K$3];[.$F17];[.K$2];[.$B$3]; 1)" office:value-type="string" office:string-value="" calcext:value-type="error">
            <text:p>Err:502</text:p>
          </table:table-cell>
          <table:table-cell table:formula="of:=COM.MICROSOFT.HYPGEOM.DIST([.L$3];[.$F17];[.L$2];[.$B$3]; 1)" office:value-type="string" office:string-value="" calcext:value-type="error">
            <text:p>Err:502</text:p>
          </table:table-cell>
          <table:table-cell table:formula="of:=COM.MICROSOFT.HYPGEOM.DIST([.M$3];[.$F17];[.M$2];[.$B$3]; 1)" office:value-type="string" office:string-value="" calcext:value-type="error">
            <text:p>Err:502</text:p>
          </table:table-cell>
          <table:table-cell table:formula="of:=COM.MICROSOFT.HYPGEOM.DIST([.N$3];[.$F17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formula="of:=COM.MICROSOFT.HYPGEOM.DIST([.$E18];[.$F18];[.G$2];[.$B$3]; 1)" office:value-type="string" office:string-value="" calcext:value-type="error">
            <text:p>Err:502</text:p>
          </table:table-cell>
          <table:table-cell table:formula="of:=COM.MICROSOFT.HYPGEOM.DIST([.$E18];[.$F18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18];[.G$2];[.$B$3]; 1)" office:value-type="string" office:string-value="" calcext:value-type="error">
            <text:p>Err:502</text:p>
          </table:table-cell>
          <table:table-cell table:formula="of:=COM.MICROSOFT.HYPGEOM.DIST([.K$3];[.$F18];[.K$2];[.$B$3]; 1)" office:value-type="string" office:string-value="" calcext:value-type="error">
            <text:p>Err:502</text:p>
          </table:table-cell>
          <table:table-cell table:formula="of:=COM.MICROSOFT.HYPGEOM.DIST([.L$3];[.$F18];[.L$2];[.$B$3]; 1)" office:value-type="string" office:string-value="" calcext:value-type="error">
            <text:p>Err:502</text:p>
          </table:table-cell>
          <table:table-cell table:formula="of:=COM.MICROSOFT.HYPGEOM.DIST([.M$3];[.$F18];[.M$2];[.$B$3]; 1)" office:value-type="string" office:string-value="" calcext:value-type="error">
            <text:p>Err:502</text:p>
          </table:table-cell>
          <table:table-cell table:formula="of:=COM.MICROSOFT.HYPGEOM.DIST([.N$3];[.$F18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formula="of:=COM.MICROSOFT.HYPGEOM.DIST([.$E19];[.$F19];[.G$2];[.$B$3]; 1)" office:value-type="string" office:string-value="" calcext:value-type="error">
            <text:p>Err:502</text:p>
          </table:table-cell>
          <table:table-cell table:formula="of:=COM.MICROSOFT.HYPGEOM.DIST([.$E19];[.$F19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19];[.G$2];[.$B$3]; 1)" office:value-type="string" office:string-value="" calcext:value-type="error">
            <text:p>Err:502</text:p>
          </table:table-cell>
          <table:table-cell table:formula="of:=COM.MICROSOFT.HYPGEOM.DIST([.K$3];[.$F19];[.K$2];[.$B$3]; 1)" office:value-type="string" office:string-value="" calcext:value-type="error">
            <text:p>Err:502</text:p>
          </table:table-cell>
          <table:table-cell table:formula="of:=COM.MICROSOFT.HYPGEOM.DIST([.L$3];[.$F19];[.L$2];[.$B$3]; 1)" office:value-type="string" office:string-value="" calcext:value-type="error">
            <text:p>Err:502</text:p>
          </table:table-cell>
          <table:table-cell table:formula="of:=COM.MICROSOFT.HYPGEOM.DIST([.M$3];[.$F19];[.M$2];[.$B$3]; 1)" office:value-type="string" office:string-value="" calcext:value-type="error">
            <text:p>Err:502</text:p>
          </table:table-cell>
          <table:table-cell table:formula="of:=COM.MICROSOFT.HYPGEOM.DIST([.N$3];[.$F19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formula="of:=COM.MICROSOFT.HYPGEOM.DIST([.$E20];[.$F20];[.G$2];[.$B$3]; 1)" office:value-type="string" office:string-value="" calcext:value-type="error">
            <text:p>Err:502</text:p>
          </table:table-cell>
          <table:table-cell table:formula="of:=COM.MICROSOFT.HYPGEOM.DIST([.$E20];[.$F20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20];[.G$2];[.$B$3]; 1)" office:value-type="string" office:string-value="" calcext:value-type="error">
            <text:p>Err:502</text:p>
          </table:table-cell>
          <table:table-cell table:formula="of:=COM.MICROSOFT.HYPGEOM.DIST([.K$3];[.$F20];[.K$2];[.$B$3]; 1)" office:value-type="string" office:string-value="" calcext:value-type="error">
            <text:p>Err:502</text:p>
          </table:table-cell>
          <table:table-cell table:formula="of:=COM.MICROSOFT.HYPGEOM.DIST([.L$3];[.$F20];[.L$2];[.$B$3]; 1)" office:value-type="string" office:string-value="" calcext:value-type="error">
            <text:p>Err:502</text:p>
          </table:table-cell>
          <table:table-cell table:formula="of:=COM.MICROSOFT.HYPGEOM.DIST([.M$3];[.$F20];[.M$2];[.$B$3]; 1)" office:value-type="string" office:string-value="" calcext:value-type="error">
            <text:p>Err:502</text:p>
          </table:table-cell>
          <table:table-cell table:formula="of:=COM.MICROSOFT.HYPGEOM.DIST([.N$3];[.$F20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formula="of:=COM.MICROSOFT.HYPGEOM.DIST([.$E21];[.$F21];[.G$2];[.$B$3]; 1)" office:value-type="string" office:string-value="" calcext:value-type="error">
            <text:p>Err:502</text:p>
          </table:table-cell>
          <table:table-cell table:formula="of:=COM.MICROSOFT.HYPGEOM.DIST([.$E21];[.$F21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21];[.G$2];[.$B$3]; 1)" office:value-type="string" office:string-value="" calcext:value-type="error">
            <text:p>Err:502</text:p>
          </table:table-cell>
          <table:table-cell table:formula="of:=COM.MICROSOFT.HYPGEOM.DIST([.K$3];[.$F21];[.K$2];[.$B$3]; 1)" office:value-type="string" office:string-value="" calcext:value-type="error">
            <text:p>Err:502</text:p>
          </table:table-cell>
          <table:table-cell table:formula="of:=COM.MICROSOFT.HYPGEOM.DIST([.L$3];[.$F21];[.L$2];[.$B$3]; 1)" office:value-type="string" office:string-value="" calcext:value-type="error">
            <text:p>Err:502</text:p>
          </table:table-cell>
          <table:table-cell table:formula="of:=COM.MICROSOFT.HYPGEOM.DIST([.M$3];[.$F21];[.M$2];[.$B$3]; 1)" office:value-type="string" office:string-value="" calcext:value-type="error">
            <text:p>Err:502</text:p>
          </table:table-cell>
          <table:table-cell table:formula="of:=COM.MICROSOFT.HYPGEOM.DIST([.N$3];[.$F21];[.N$2];[.$B$3]; 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COM.MICROSOFT.HYPGEOM.DIST([.$E22];[.$F22];[.G$2];[.$B$3]; 1)" office:value-type="string" office:string-value="" calcext:value-type="error">
            <text:p>Err:502</text:p>
          </table:table-cell>
          <table:table-cell table:formula="of:=COM.MICROSOFT.HYPGEOM.DIST([.$E22];[.$F22];[.H$2];[.$B$3]; 1)" office:value-type="string" office:string-value="" calcext:value-type="error">
            <text:p>Err:502</text:p>
          </table:table-cell>
          <table:table-cell/>
          <table:table-cell table:formula="of:=COM.MICROSOFT.HYPGEOM.DIST([.J$3];[.$F22];[.G$2];[.$B$3]; 1)" office:value-type="string" office:string-value="" calcext:value-type="error">
            <text:p>Err:502</text:p>
          </table:table-cell>
          <table:table-cell table:formula="of:=COM.MICROSOFT.HYPGEOM.DIST([.K$3];[.$F22];[.K$2];[.$B$3]; 1)" office:value-type="string" office:string-value="" calcext:value-type="error">
            <text:p>Err:502</text:p>
          </table:table-cell>
          <table:table-cell table:formula="of:=COM.MICROSOFT.HYPGEOM.DIST([.L$3];[.$F22];[.L$2];[.$B$3]; 1)" office:value-type="string" office:string-value="" calcext:value-type="error">
            <text:p>Err:502</text:p>
          </table:table-cell>
          <table:table-cell table:formula="of:=COM.MICROSOFT.HYPGEOM.DIST([.M$3];[.$F22];[.M$2];[.$B$3]; 1)" office:value-type="string" office:string-value="" calcext:value-type="error">
            <text:p>Err:502</text:p>
          </table:table-cell>
          <table:table-cell table:formula="of:=COM.MICROSOFT.HYPGEOM.DIST([.N$3];[.$F22];[.N$2];[.$B$3]; 1)" office:value-type="string" office:string-value="" calcext:value-type="error">
            <text:p>Err:502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8"/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.001" calcext:value-type="float">
            <text:p>0.00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I28]/[.I27]" office:value-type="float" office:value="0.0113207547169811" calcext:value-type="float">
            <text:p>0.011320754716981</text:p>
          </table:table-cell>
          <table:table-cell table:number-columns-repeated="5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22:52:56.505533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21:20:32.748136133</meta:creation-date>
    <meta:editing-duration>PT38S</meta:editing-duration>
    <meta:editing-cycles>2</meta:editing-cycles>
    <meta:generator>LibreOffice/6.4.6.2$Linux_X86_64 LibreOffice_project/40$Build-2</meta:generator>
    <dc:date>2020-12-17T21:21:06.878976995</dc:date>
    <meta:document-statistic meta:table-count="1" meta:cell-count="205" meta:object-count="0"/>
  </office:meta>
</office:document-meta>
</file>